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P3" style:family="paragraph" style:parent-style-name="Standard">
      <style:text-properties style:font-name="Courier New" fo:font-weight="bold" officeooo:paragraph-rsid="000fbf80" style:font-weight-asian="bold" style:font-weight-complex="bold"/>
    </style:style>
    <style:style style:name="T1" style:family="text">
      <style:text-properties officeooo:rsid="000fb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 update</text:p>
      <text:p text:style-name="P2"/>
      <text:p text:style-name="P2">sudo apt install mysql-server -y</text:p>
      <text:p text:style-name="P2"/>
      <text:p text:style-name="P2">ps aux | grep mysql</text:p>
      <text:p text:style-name="P2"/>
      <text:p text:style-name="P2">sudo systemctl stop mysql</text:p>
      <text:p text:style-name="P2"/>
      <text:p text:style-name="P2">ps aux | grep mysql</text:p>
      <text:p text:style-name="P2"/>
      <text:p text:style-name="P3">sudo systemctl st<text:span text:style-name="T1">art</text:span> mysql</text:p>
      <text:p text:style-name="P3"/>
      <text:p text:style-name="P3">sudo mysql -u root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erformance_schema 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1 rows in set (0.11 sec)</text:p>
      <text:p text:style-name="P1"/>
      <text:p text:style-name="P1">mysql&gt; show databases</text:p>
      <text:p text:style-name="P1"><text:s text:c="4"/>-&gt; ^C</text:p>
      <text:p text:style-name="P1"/>
      <text:p text:style-name="P1">mysql&gt; </text:p>
      <text:p text:style-name="P1">mysql&gt; show databases</text:p>
      <text:p text:style-name="P1"><text:s text:c="4"/>-&gt; 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erformance_schema 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<text:soft-page-break/>11 rows in set (0.01 sec)</text:p>
      <text:p text:style-name="P1"/>
      <text:p text:style-name="P1">mysql&gt; 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erformance_schema 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1 rows in set (0.00 sec)</text:p>
      <text:p text:style-name="P1"/>
      <text:p text:style-name="P1">mysql&gt; </text:p>
      <text:p text:style-name="P1"/>
      <text:p text:style-name="P1">mysql&gt; create database pgdac;</text:p>
      <text:p text:style-name="P1">Query OK, 1 row affected (0.11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demo <text:s text:c="14"/>|</text:p>
      <text:p text:style-name="P1">| info <text:s text:c="14"/>|</text:p>
      <text:p text:style-name="P1">| information_schema |</text:p>
      <text:p text:style-name="P1">| mydata <text:s text:c="12"/>|</text:p>
      <text:p text:style-name="P1">| mydb <text:s text:c="14"/>|</text:p>
      <text:p text:style-name="P1">| mysql <text:s text:c="13"/>|</text:p>
      <text:p text:style-name="P1">| performance_schema |</text:p>
      <text:p text:style-name="P1">| pgdac <text:s text:c="13"/>|</text:p>
      <text:p text:style-name="P1">| pgdbda <text:s text:c="12"/>|</text:p>
      <text:p text:style-name="P1">| phpmyadmin <text:s text:c="8"/>|</text:p>
      <text:p text:style-name="P1">| sys <text:s text:c="15"/>|</text:p>
      <text:p text:style-name="P1">+--------------------+</text:p>
      <text:p text:style-name="P1">12 rows in set (0.00 sec)</text:p>
      <text:p text:style-name="P1"/>
      <text:p text:style-name="P1">mysql&gt; </text:p>
      <text:p text:style-name="P1">mysql&gt; show db();</text:p>
      <text:p text:style-name="P1">ERROR 1064 (42000): You have an error in your SQL syntax; check the manual that corresponds to your MySQL server version for the right syntax to use near 'db()' at line 1</text:p>
      <text:p text:style-name="P1">mysql&gt; </text:p>
      <text:p text:style-name="P1"/>
      <text:p text:style-name="P1"/>
      <text:p text:style-name="P1"><text:soft-page-break/>mysql&gt; use pgdac;</text:p>
      <text:p text:style-name="P1">Database changed</text:p>
      <text:p text:style-name="P1">mysql&gt; show tables;</text:p>
      <text:p text:style-name="P1">Empty set (0.01 sec)</text:p>
      <text:p text:style-name="P1"/>
      <text:p text:style-name="P1">mysql&gt; create table student </text:p>
      <text:p text:style-name="P1"><text:s text:c="4"/>-&gt; (roll int, name varchar(10), marks float);</text:p>
      <text:p text:style-name="P1">Query OK, 0 rows affected (1.66 sec)</text:p>
      <text:p text:style-name="P1"/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student <text:s text:c="8"/>|</text:p>
      <text:p text:style-name="P1">+-----------------+</text:p>
      <text:p text:style-name="P1">1 row in set (0.01 sec)</text:p>
      <text:p text:style-name="P1"/>
      <text:p text:style-name="P1">mysql&gt; describe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40:54.443525375</meta:creation-date>
    <dc:date>2023-09-21T17:46:15.065254275</dc:date>
    <meta:editing-duration>PT5M19S</meta:editing-duration>
    <meta:editing-cycles>5</meta:editing-cycles>
    <meta:generator>LibreOffice/7.4.1.2$Linux_X86_64 LibreOffice_project/3c58a8f3a960df8bc8fd77b461821e42c061c5f0</meta:generator>
    <meta:document-statistic meta:table-count="0" meta:image-count="0" meta:object-count="0" meta:page-count="3" meta:paragraph-count="111" meta:word-count="422" meta:character-count="2755" meta:non-whitespace-character-count="1881"/>
  </office:meta>
</office:document-meta>
</file>